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ans Narrow1" svg:font-family="'Liberation Sans Narrow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202cm" table:align="margins"/>
    </style:style>
    <style:style style:name="Table1.A" style:family="table-column">
      <style:table-column-properties style:column-width="6.401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officeooo:paragraph-rsid="001fa7f6"/>
    </style:style>
    <style:style style:name="P3" style:family="paragraph" style:parent-style-name="Text_20_body">
      <style:text-properties officeooo:paragraph-rsid="002dcf18"/>
    </style:style>
    <style:style style:name="P4" style:family="paragraph" style:parent-style-name="Text_20_body">
      <style:text-properties fo:font-weight="bold" officeooo:rsid="0030e1e7" officeooo:paragraph-rsid="0030e1e7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bold" officeooo:rsid="00339025" officeooo:paragraph-rsid="00339025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bold" officeooo:rsid="0032380b" officeooo:paragraph-rsid="0032380b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32a72d" officeooo:paragraph-rsid="0032a72d" style:font-weight-asian="bold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Liberation Sans Narrow1" fo:font-size="11pt" officeooo:paragraph-rsid="002f9780" style:font-size-asian="10.5pt"/>
    </style:style>
    <style:style style:name="P11" style:family="paragraph" style:parent-style-name="Text_20_body">
      <style:text-properties style:font-name="Liberation Sans Narrow1" fo:font-size="11pt" officeooo:rsid="00339025" officeooo:paragraph-rsid="0036d012" style:font-size-asian="10.5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style:font-name="Liberation Sans Narrow1" fo:font-size="11pt" officeooo:paragraph-rsid="0036d012" style:font-size-asian="10.5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officeooo:paragraph-rsid="002f9780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paragraph-rsid="0032380b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paragraph-rsid="0030e1e7"/>
    </style:style>
    <style:style style:name="P16" style:family="paragraph" style:parent-style-name="Text_20_body">
      <style:text-properties officeooo:rsid="0030e1e7" officeooo:paragraph-rsid="0030e1e7"/>
    </style:style>
    <style:style style:name="P17" style:family="paragraph" style:parent-style-name="Text_20_body">
      <style:paragraph-properties fo:margin-left="2.501cm" fo:margin-right="0cm" fo:text-indent="0cm" style:auto-text-indent="false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font-style="italic" officeooo:rsid="0032e272" officeooo:paragraph-rsid="0032e272" style:font-style-asian="italic" style:font-style-complex="italic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32380b" officeooo:paragraph-rsid="0032380b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32380b" officeooo:paragraph-rsid="0032a72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32a72d" officeooo:paragraph-rsid="0032a72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339025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officeooo:paragraph-rsid="0036d012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1a29c4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left="3.752cm" fo:margin-right="0cm" fo:text-indent="-0.635cm" style:auto-text-indent="false"/>
      <style:text-properties officeooo:paragraph-rsid="0032380b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weight="bold" officeooo:rsid="0038a550" officeooo:paragraph-rsid="00339025" style:font-weight-asian="bold" style:font-weight-complex="bold"/>
    </style:style>
    <style:style style:name="T1" style:family="text">
      <style:text-properties officeooo:rsid="00196b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a72d" style:font-weight-asian="bold" style:font-weight-complex="bold"/>
    </style:style>
    <style:style style:name="T4" style:family="text">
      <style:text-properties fo:font-weight="bold" officeooo:rsid="00339025" style:font-weight-asian="bold" style:font-weight-complex="bold"/>
    </style:style>
    <style:style style:name="T5" style:family="text">
      <style:text-properties style:text-outline="true" style:font-name="Liberation Sans Narrow1" fo:font-size="11pt" fo:text-shadow="1pt 1pt" fo:font-weight="bold" officeooo:rsid="0027767a" style:font-size-asian="10.5pt" style:font-weight-asian="bold" style:font-weight-complex="bold"/>
    </style:style>
    <style:style style:name="T6" style:family="text">
      <style:text-properties fo:color="#ce181e" loext:opacity="100%" fo:font-weight="bold" officeooo:rsid="00196bbb" style:font-weight-asian="bold" style:font-weight-complex="bold"/>
    </style:style>
    <style:style style:name="T7" style:family="text">
      <style:text-properties fo:color="#ce181e" loext:opacity="100%" fo:font-weight="bold" officeooo:rsid="002f9780" style:font-weight-asian="bold" style:font-weight-complex="bold"/>
    </style:style>
    <style:style style:name="T8" style:family="text">
      <style:text-properties officeooo:rsid="00242506"/>
    </style:style>
    <style:style style:name="T9" style:family="text">
      <style:text-properties fo:color="#00a65d" loext:opacity="100%" fo:font-weight="bold" style:font-weight-asian="bold" style:font-weight-complex="bold"/>
    </style:style>
    <style:style style:name="T10" style:family="text">
      <style:text-properties fo:color="#00a65d" loext:opacity="100%" fo:font-style="normal" fo:font-weight="bold" officeooo:rsid="001b70af" style:font-style-asian="normal" style:font-weight-asian="bold" style:font-style-complex="normal" style:font-weight-complex="bold"/>
    </style:style>
    <style:style style:name="T11" style:family="text">
      <style:text-properties fo:color="#00a65d" loext:opacity="100%" fo:font-style="normal" fo:font-weight="bold" officeooo:rsid="0030e1e7" style:font-style-asian="normal" style:font-weight-asian="bold" style:font-style-complex="normal" style:font-weight-complex="bold"/>
    </style:style>
    <style:style style:name="T12" style:family="text">
      <style:text-properties style:font-name="Liberation Sans Narrow1" fo:font-size="11pt" style:font-size-asian="10.5pt"/>
    </style:style>
    <style:style style:name="T13" style:family="text">
      <style:text-properties officeooo:rsid="002dcf18"/>
    </style:style>
    <style:style style:name="T14" style:family="text">
      <style:text-properties officeooo:rsid="002f5578"/>
    </style:style>
    <style:style style:name="T15" style:family="text">
      <style:text-properties style:text-line-through-style="none" style:text-line-through-type="none" style:text-underline-style="solid" style:text-underline-width="auto" style:text-underline-color="font-color" officeooo:rsid="002f5578"/>
    </style:style>
    <style:style style:name="T16" style:family="text">
      <style:text-properties style:text-underline-style="solid" style:text-underline-width="auto" style:text-underline-color="font-color" officeooo:rsid="0032a72d"/>
    </style:style>
    <style:style style:name="T17" style:family="text">
      <style:text-properties officeooo:rsid="002f9780"/>
    </style:style>
    <style:style style:name="T18" style:family="text">
      <style:text-properties officeooo:rsid="00306430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32380b" style:font-weight-asian="bold" style:font-weight-complex="bold"/>
    </style:style>
    <style:style style:name="T21" style:family="text">
      <style:text-properties officeooo:rsid="0030e1e7"/>
    </style:style>
    <style:style style:name="T22" style:family="text">
      <style:text-properties officeooo:rsid="0032380b"/>
    </style:style>
    <style:style style:name="T23" style:family="text">
      <style:text-properties officeooo:rsid="0032a72d"/>
    </style:style>
    <style:style style:name="T24" style:family="text">
      <style:text-properties style:font-name="Liberation Sans Narrow" officeooo:rsid="0036d012" style:font-name-asian="Liberation Sans Narrow" style:font-name-complex="Liberation Sans Narrow"/>
    </style:style>
    <style:style style:name="T25" style:family="text">
      <style:text-properties style:font-name="Liberation Sans Narrow" fo:font-weight="bold" officeooo:rsid="0036d012" style:font-name-asian="Liberation Sans Narrow" style:font-weight-asian="bold" style:font-name-complex="Liberation Sans Narrow" style:font-weight-complex="bold"/>
    </style:style>
    <style:style style:name="T26" style:family="text">
      <style:text-properties officeooo:rsid="0039f19b"/>
    </style:style>
    <style:style style:name="T27" style:family="text">
      <style:text-properties officeooo:rsid="003b75b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b75b6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hase 1 : <text:span text:style-name="T2">Initiative </text:span>:<text:span text:style-name="T1"> </text:span>ordre <text:span text:style-name="T12">se</text:span>lon <text:span text:style-name="T5">Initiative</text:span> + 1D10 <text:span text:style-name="T13">(égalite ⇒ ord</text:span>re d’<text:span text:style-name="T5">Agilité</text:span> <text:s/>puis si necessaire test oposé d’<text:span text:style-name="T5">Agilité</text:span><text:span text:style-name="T13">)</text:span></text:p>
      <text:p text:style-name="P2"><text:span text:style-name="T7">S</text:span><text:span text:style-name="T6">urprise </text:span><text:span text:style-name="T1">possible</text:span> lors du 1er tour : permet de jouer toutes les actions avant les adversaires</text:p>
      <text:p text:style-name="Text_20_body">Phase 2 : 1 mouvement + 1 action (tir, frappe, <text:span text:style-name="T8">course, charge,</text:span> etc) <text:span text:style-name="T21">pour</text:span> <text:span text:style-name="T21">chaque combattant juqu’à la fin du combat</text:span></text:p>
      <text:p text:style-name="P9"><text:span text:style-name="T9">Actions de combat : </text:span><text:span text:style-name="T18">Attaquer, utiliser une compétence (dans la limite du temps), adopter une posture défensive</text:span></text:p>
      <text:p text:style-name="P18"><text:span text:style-name="T21">NB : adopter</text:span> une posture défensive (1 action aui sert à se préparer) = choix d’une Compétence à +20 (p.ex. Esquive)</text:p>
      <text:p text:style-name="P15"><text:span text:style-name="T10">Actions </text:span><text:span text:style-name="T11">gratuites</text:span><text:span text:style-name="T10"> : </text:span>dégainer <text:span text:style-name="T21">l’</text:span>arme, boire une potion <text:span text:style-name="T21">(tout ce qui ne requiert pas un test)</text:span></text:p>
      <text:p text:style-name="P4"/>
      <text:p text:style-name="P4">Attaquer</text:p>
      <text:p text:style-name="P16">1 : Lancer pour Toucher</text:p>
      <text:p text:style-name="P9">Corps-à-Corps ⇒ état <text:span text:style-name="T19">Engagé</text:span></text:p>
      <text:p text:style-name="P17">Jet de combat : Test opposé de <text:span text:style-name="T2">Corps à corps</text:span> avec votre adversaire : DR plus elevé gagne et empoche +1 Avantage</text:p>
      <text:list xml:id="list136065539" text:style-name="L1">
        <text:list-item>
          <text:p text:style-name="P27">option : utiliser <text:span text:style-name="T2">Esquive</text:span> lors de la défense. Potentiellement autres compétences si applicables</text:p>
        </text:list-item>
      </text:list>
      <text:p text:style-name="P14">Tir <text:span text:style-name="T22">(impossible si </text:span><text:span text:style-name="T20">Engagé</text:span><text:span text:style-name="T22"> sauf Pistolet)</text:span></text:p>
      <text:p text:style-name="P17">Jet de combat : Test de <text:span text:style-name="T2">Projectiles</text:span> réussi ⇒ adversaire touché et empocher +1 Avantage</text:p>
      <text:list xml:id="list173821775338453" text:continue-numbering="true" text:style-name="L1">
        <text:list-item>
          <text:p text:style-name="P28">option : utiliser <text:span text:style-name="T2">Esquive</text:span> lors de la défense <text:span text:style-name="T22">si Tir à bout portant</text:span></text:p>
        </text:list-item>
      </text:list>
      <text:p text:style-name="Text_20_body">2 : Déterminer la Localisation</text:p>
      <text:p text:style-name="P9"><text:span text:style-name="T21">I</text:span>nverse<text:span text:style-name="T21">r</text:span> le lancer obtenu et compare<text:span text:style-name="T21">r</text:span> ce nombre sur le Tableau de Localisation</text:p>
      <text:p text:style-name="P20">3 : Déterminer les Dégâts</text:p>
      <text:p text:style-name="P9">Dégâts = Dégâts d’Arme + DR</text:p>
      <text:p text:style-name="P20">4 : Appliquer les Dégâts</text:p>
      <text:p text:style-name="P9">Points de Blessure subis = Dégâts – (Bonusd’Endurance + PA)</text:p>
      <text:p text:style-name="P19">personnage à 0 Points de Blessure ⇒ Blessure Critique (tableaux page 174) + état <text:span text:style-name="T19">A Terre</text:span></text:p>
      <text:p text:style-name="P5"/>
      <text:p text:style-name="P29">Se désengager :</text:p>
      <text:p text:style-name="P24">utiliser <text:span text:style-name="T26">1 </text:span>action pour effectuer un Test opposé<text:span text:style-name="T4"> d’Esquive </text:span>versus<text:span text:style-name="T4"> Corps à corps</text:span></text:p>
      <text:p text:style-name="P6"/>
      <text:p text:style-name="P21"><text:span text:style-name="T2">Critiques </text:span>:</text:p>
      <text:p text:style-name="P21">Test de <text:span text:style-name="T2">Corps à Corps</text:span> ou de <text:span text:style-name="T2">Projectiles</text:span> <text:span text:style-name="T16">réussi</text:span><text:span text:style-name="T23"> </text:span>dont le résultat est un double ⇒ <text:span text:style-name="T29">Coup</text:span><text:span text:style-name="T28"> </text:span><text:span text:style-name="T29">C</text:span><text:span text:style-name="T28">ritique</text:span> immédiat (tableaux page 174)</text:p>
      <text:p text:style-name="P7"/>
      <text:p text:style-name="P20"><text:span text:style-name="T2">Maladresse</text:span><text:span text:style-name="T3">s</text:span><text:span text:style-name="T2"> </text:span>:</text:p>
      <text:p text:style-name="P22">Test de <text:span text:style-name="T2">Corps à Corps</text:span> ou de <text:span text:style-name="T2">Projectiles</text:span> <text:span text:style-name="T16">échoué</text:span><text:span text:style-name="T23"> </text:span>dont le résultat est un double ⇒ <text:span text:style-name="T23">Effet </text:span>immédiat (tableau page 1<text:span text:style-name="T23">60</text:span>)</text:p>
      <text:p text:style-name="P8"/>
      <text:p text:style-name="P23"><text:span text:style-name="T2">Avantages </text:span>:</text:p>
      <table:table table:name="Table1" table:style-name="Table1">
        <table:table-column table:style-name="Table1.A" table:number-columns-repeated="3"/>
        <table:table-row table:style-name="TableLine93991876974576">
          <table:table-cell table:style-name="Table1.A1" office:value-type="string">
            <text:p text:style-name="P10">Obtenir un Avantage <text:span text:style-name="T14">(exemples)</text:span></text:p>
          </table:table-cell>
          <table:table-cell table:style-name="Table1.A1" office:value-type="string">
            <text:p text:style-name="P10">Utiliser un Avantage</text:p>
          </table:table-cell>
          <table:table-cell table:style-name="Table1.C1" office:value-type="string">
            <text:p text:style-name="P10">Perdre <text:span text:style-name="T17">de l’</text:span>Avantage</text:p>
          </table:table-cell>
        </table:table-row>
        <table:table-row table:style-name="TableLine93991876988816">
          <table:table-cell table:style-name="Table1.A2" office:value-type="string">
            <text:p text:style-name="P25"><text:span text:style-name="T25">►</text:span><text:span text:style-name="T2">Surprise</text:span> : attaquer un ennemi Surpris confère +1 Avantage.</text:p>
            <text:p text:style-name="P25"><text:span text:style-name="T25">►</text:span><text:span text:style-name="T2">Charge</text:span> : charger tête la première en combat confère +1 Avantage. </text:p>
            <text:p text:style-name="P25"><text:span text:style-name="T25">►</text:span><text:span text:style-name="T2">Évaluer</text:span> : si vous utilisez une de vos Compétence pour obtenir un avantage tactique, gagnez +1 Avantage. </text:p>
            <text:p text:style-name="P25"><text:span text:style-name="T25">►</text:span><text:span text:style-name="T2">Victoire</text:span> : lorsque vous battez un PNJ important, gagnez au moins +1 Avantage <text:span text:style-name="T14">(+2 pour </text:span><text:span text:style-name="T23">N</text:span>émésis<text:span text:style-name="T14">)</text:span></text:p>
            <text:p text:style-name="P25"><text:span text:style-name="T25">►</text:span><text:span text:style-name="T2">Gagnant</text:span> : chaque fois que vous remportez un Test opposé au cours d’un combat, gagnez +1 Avantage.</text:p>
            <text:p text:style-name="P12"><text:span text:style-name="T25">►</text:span><text:span text:style-name="T2">Prendre le dessus</text:span> : si vous blessez un opposant sans Engager de Test opposé, gagnez +1 Avantage</text:p>
          </table:table-cell>
          <table:table-cell table:style-name="Table1.A2" office:value-type="string">
            <text:p text:style-name="P12"><text:span text:style-name="T24">►</text:span>+10 à un Test de Combat ou de Psychologie appropriés</text:p>
            <text:p text:style-name="P11"><text:span text:style-name="T24">►</text:span>Desengagement d’un combat sans Test</text:p>
          </table:table-cell>
          <table:table-cell table:style-name="Table1.C2" office:value-type="string">
            <text:p text:style-name="P13"><text:span text:style-name="T24">►</text:span><text:span text:style-name="T14">echec</text:span> à un Test opposé au cours d’un combat <text:span text:style-name="T14">(perte de </text:span><text:span text:style-name="T15">tous</text:span><text:span text:style-name="T14"> les Avantages !)</text:span></text:p>
            <text:p text:style-name="P25"><text:span text:style-name="T24">►</text:span><text:span text:style-name="T14">prendre </text:span>une Blessure <text:span text:style-name="T14">(perte de </text:span><text:span text:style-name="T15">tous</text:span><text:span text:style-name="T14"> les Avantages !)</text:span></text:p>
            <text:p text:style-name="P25"><text:span text:style-name="T24">►</text:span><text:span text:style-name="T14">le </text:span>combat s’arrête <text:span text:style-name="T14">(perte de </text:span><text:span text:style-name="T15">tous</text:span><text:span text:style-name="T14"> les Avantages !)</text:span></text:p>
            <text:p text:style-name="P25"><text:span text:style-name="T24">►</text:span><text:span text:style-name="T14">ne pas </text:span>gagn<text:span text:style-name="T14">er </text:span>d’Avantage <text:span text:style-name="T14">lors du</text:span> Round <text:span text:style-name="T14">courant </text:span><text:span text:style-name="T17">⇒ perte de 1 <text:s/></text:span><text:span text:style-name="T14">Avantage</text:span></text:p>
            <text:p text:style-name="P12"><text:span text:style-name="T24">►</text:span><text:span text:style-name="T14">finir</text:span> le Round en infériorité numérique <text:span text:style-name="T17">⇒ perte de 1 <text:s/></text:span><text:span text:style-name="T14">Avantage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ans Narrow1" svg:font-family="'Liberation Sans Narrow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style:font-name="Liberation Sans Narrow1" fo:font-family="'Liberation Sans Narrow'" style:font-style-name="Normal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cm" style:contextual-spacing="false" style:page-number="auto"/>
      <style:text-properties fo:font-variant="small-caps" fo:font-size="14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iche de comba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3:14:44.274219428</meta:creation-date>
    <dc:date>2022-06-14T17:38:21.175527492</dc:date>
    <meta:editing-duration>PT3H50M59S</meta:editing-duration>
    <meta:editing-cycles>21</meta:editing-cycles>
    <meta:generator>LibreOffice/7.3.3.2$Linux_X86_64 LibreOffice_project/30$Build-2</meta:generator>
    <meta:document-statistic meta:table-count="1" meta:image-count="0" meta:object-count="0" meta:page-count="1" meta:paragraph-count="45" meta:word-count="488" meta:character-count="2802" meta:non-whitespace-character-count="2355"/>
  </office:meta>
</office:document-meta>
</file>